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2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6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7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8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9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3.0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5.1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4.7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666cm" svg:y="4.745cm">
          <text:p text:style-name="P2"><text:span text:style-name="T1">0.5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6.8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8.9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1.0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3.1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5.2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3.367cm" svg:y="1.422cm">
          <draw:text-box>
            <text:p text:style-name="P3"><text:span text:style-name="T1">0</text:span></text:p>
          </draw:text-box>
        </draw:frame>
        <draw:frame draw:style-name="gr3" draw:text-style-name="P3" draw:layer="layout" svg:width="1.209cm" svg:height="1.204cm" svg:x="5.267cm" svg:y="1.422cm">
          <draw:text-box>
            <text:p text:style-name="P3"><text:span text:style-name="T1">1 </text:span></text:p>
          </draw:text-box>
        </draw:frame>
        <draw:frame draw:style-name="gr3" draw:text-style-name="P3" draw:layer="layout" svg:width="0.972cm" svg:height="1.204cm" svg:x="7.367cm" svg:y="1.4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9.467cm" svg:y="1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1.567cm" svg:y="1.4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3.667cm" svg:y="1.4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5.567cm" svg:y="1.422cm">
          <draw:text-box>
            <text:p text:style-name="P3"><text:span text:style-name="T1">6</text:span></text:p>
          </draw:text-box>
        </draw:frame>
        <draw:frame draw:style-name="gr3" draw:text-style-name="P3" draw:layer="layout" svg:width="0.972cm" svg:height="1.204cm" svg:x="1.467cm" svg:y="3.122cm">
          <draw:text-box>
            <text:p text:style-name="P3"><text:span text:style-name="T1">0</text:span></text:p>
          </draw:text-box>
        </draw:frame>
        <draw:frame draw:style-name="gr3" draw:text-style-name="P3" draw:layer="layout" svg:width="0.972cm" svg:height="1.204cm" svg:x="1.467cm" svg:y="5.222cm">
          <draw:text-box>
            <text:p text:style-name="P3"><text:span text:style-name="T1">1</text:span></text:p>
          </draw:text-box>
        </draw:frame>
        <draw:frame draw:style-name="gr3" draw:text-style-name="P3" draw:layer="layout" svg:width="0.972cm" svg:height="1.204cm" svg:x="1.467cm" svg:y="7.3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1.467cm" svg:y="9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.467cm" svg:y="11.5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.467cm" svg:y="13.6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.467cm" svg:y="15.622cm">
          <draw:text-box>
            <text:p text:style-name="P3"><text:span text:style-name="T1">6</text:span></text:p>
          </draw:text-box>
        </draw:frame>
        <draw:line draw:style-name="gr4" draw:text-style-name="P1" draw:layer="layout" svg:x1="8.233cm" svg:y1="4.369cm" svg:x2="8.233cm" svg:y2="5.853cm">
          <text:p/>
        </draw:line>
        <draw:frame draw:style-name="gr3" draw:text-style-name="P4" draw:layer="layout" svg:width="16.83cm" svg:height="1.356cm" svg:x="2.652cm" svg:y="18.442cm">
          <draw:text-box>
            <text:p text:style-name="P4"><text:span text:style-name="T2">P[1][2] = p x P[0][2] + (1 – p) x P[1][1]</text:span></text:p>
          </draw:text-box>
        </draw:frame>
        <draw:line draw:style-name="gr4" draw:text-style-name="P1" draw:layer="layout" svg:x1="6.649cm" svg:y1="5.893cm" svg:x2="8.253cm" svg:y2="5.8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5-10T23:21:02.170619241</dc:date>
    <dc:creator>elucterio </dc:creator>
    <meta:editing-duration>PT1H23M46S</meta:editing-duration>
    <meta:editing-cycles>15</meta:editing-cycles>
    <meta:generator>LibreOffice/4.2.8.2$Linux_X86_64 LibreOffice_project/420m0$Build-2</meta:generator>
    <meta:document-statistic meta:object-count="66"/>
  </office:meta>
</office:document-meta>
</file>